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Helvetica1" svg:font-family="Helvetica" style:font-charset="x-symbol"/>
    <style:font-face style:name="LucidaGrande" svg:font-family="LucidaGrande" style:font-charset="x-symbol"/>
    <style:font-face style:name="NotoSerif" svg:font-family="NotoSerif" style:font-charset="x-symbol"/>
    <style:font-face style:name="NotoSerif-Bold" svg:font-family="NotoSerif-Bold" style:font-charset="x-symbol"/>
    <style:font-face style:name="OpenSymbol" svg:font-family="OpenSymbol" style:font-charset="x-symbol"/>
    <style:font-face style:name="Times New Roman" svg:font-family="'Times New Roman'" style:font-charset="x-symbol"/>
    <style:font-face style:name="Noto Serif" svg:font-family="'Noto Serif'" style:font-family-generic="roman"/>
    <style:font-face style:name="Times New Roman2" svg:font-family="'Times New Roman'" style:font-family-generic="roman"/>
    <style:font-face style:name="Arial Unicode MS" svg:font-family="'Arial Unicode MS'" style:font-family-generic="swiss"/>
    <style:font-face style:name="Noto Sans5" svg:font-family="'Noto Sans'" style:font-family-generic="swiss"/>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Courier" svg:font-family="Courier" style:font-family-generic="modern" style:font-pitch="variable"/>
    <style:font-face style:name="Courier New" svg:font-family="'Courier New'" style:font-family-generic="modern" style:font-pitch="variable"/>
    <style:font-face style:name="DejaVu Sans Mono" svg:font-family="'DejaVu Sans Mono'" style:font-family-generic="modern" style:font-pitch="variable"/>
    <style:font-face style:name="Liberation Mono" svg:font-family="'Liberation Mono'" style:font-family-generic="moder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Regular"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2" svg:font-family="Helvetica" style:font-adornments="Regular" style:font-family-generic="swiss" style:font-pitch="variable"/>
    <style:font-face style:name="Liberation Sans" svg:font-family="'Liberation Sans'" style:font-family-generic="swiss" style:font-pitch="variable"/>
    <style:font-face style:name="Noto Sans6" svg:font-family="'Noto Sans'" style:font-family-generic="swiss" style:font-pitch="variable"/>
    <style:font-face style:name="Noto Sans4" svg:font-family="'Noto Sans'" style:font-adornments="Bold" style:font-family-generic="swiss" style:font-pitch="variable"/>
    <style:font-face style:name="Noto Sans3" svg:font-family="'Noto Sans'" style:font-adornments="Condensed" style:font-family-generic="swiss" style:font-pitch="variable"/>
    <style:font-face style:name="Noto Sans2" svg:font-family="'Noto Sans'" style:font-adornments="Condensed Bold" style:font-family-generic="swiss" style:font-pitch="variable"/>
    <style:font-face style:name="Noto Sans1" svg:font-family="'Noto Sans'" style:font-adornments="Italic" style:font-family-generic="swiss" style:font-pitch="variable"/>
    <style:font-face style:name="Noto Sans" svg:font-family="'Noto Sans'" style:font-adornments="Light"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Body_20_Text">
      <style:text-properties officeooo:rsid="06388801" officeooo:paragraph-rsid="0006e9fd"/>
    </style:style>
    <style:style style:name="P2" style:family="paragraph" style:parent-style-name="Body_20_Text">
      <style:text-properties officeooo:rsid="0623d307" officeooo:paragraph-rsid="0006e9fd"/>
    </style:style>
    <style:style style:name="P3" style:family="paragraph" style:parent-style-name="Body_20_Text">
      <style:text-properties officeooo:rsid="0623caa2" officeooo:paragraph-rsid="0006e9fd"/>
    </style:style>
    <style:style style:name="P4" style:family="paragraph" style:parent-style-name="Body_20_Text">
      <style:text-properties officeooo:rsid="062e7fab" officeooo:paragraph-rsid="0006e9fd"/>
    </style:style>
    <style:style style:name="P5" style:family="paragraph" style:parent-style-name="Body_20_Text">
      <style:text-properties officeooo:paragraph-rsid="0006e9fd"/>
    </style:style>
    <style:style style:name="P6" style:family="paragraph" style:parent-style-name="Body_20_Text_20_First_20_Indent">
      <style:paragraph-properties fo:text-align="start" style:justify-single-word="false"/>
      <style:text-properties officeooo:paragraph-rsid="0006e9fd"/>
    </style:style>
    <style:style style:name="P7" style:family="paragraph" style:parent-style-name="Body_20_Text_20_First_20_Indent">
      <style:paragraph-properties fo:text-align="end" style:justify-single-word="false"/>
      <style:text-properties officeooo:rsid="062e7fab" officeooo:paragraph-rsid="0006e9fd"/>
    </style:style>
    <style:style style:name="P8" style:family="paragraph" style:parent-style-name="Body_20_Text_20_First_20_Indent">
      <style:paragraph-properties fo:text-align="center" style:justify-single-word="false"/>
      <style:text-properties officeooo:rsid="062e7fab" officeooo:paragraph-rsid="0006e9fd"/>
    </style:style>
    <style:style style:name="P9" style:family="paragraph" style:parent-style-name="Body_20_Text_20_No_20_Spell">
      <style:text-properties officeooo:paragraph-rsid="0006e9fd"/>
    </style:style>
    <style:style style:name="P10" style:family="paragraph" style:parent-style-name="Body_20_Text_20_No_20_Spell">
      <style:paragraph-properties fo:margin-left="0.5in" fo:margin-right="0in" fo:text-align="start" style:justify-single-word="false" fo:text-indent="0in" style:auto-text-indent="false"/>
      <style:text-properties officeooo:paragraph-rsid="0006e9fd"/>
    </style:style>
    <style:style style:name="P11"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1" fo:font-size="12pt" fo:language="zxx" fo:country="none" officeooo:rsid="0590293a" officeooo:paragraph-rsid="0006e9fd" style:font-size-asian="12pt" style:language-asian="zxx" style:country-asian="none" style:font-name-complex="Noto Serif3" style:font-size-complex="12pt" style:language-complex="zxx" style:country-complex="none"/>
    </style:style>
    <style:style style:name="P12" style:family="paragraph" style:parent-style-name="Body_20_Text_20_No_20_Spell">
      <style:paragraph-properties fo:margin-left="0.5in" fo:margin-right="0in" fo:text-align="start" style:justify-single-word="false" fo:text-indent="0in" style:auto-text-indent="false"/>
      <style:text-properties style:font-name="Noto Serif1" officeooo:paragraph-rsid="0006e9fd"/>
    </style:style>
    <style:style style:name="P13" style:family="paragraph" style:parent-style-name="Body_20_Text_20_No_20_Spell">
      <style:paragraph-properties fo:margin-left="0.5in" fo:margin-right="0in" fo:text-align="start" style:justify-single-word="false" fo:text-indent="0in" style:auto-text-indent="false"/>
      <style:text-properties fo:font-size="12pt" officeooo:rsid="0623caa2" officeooo:paragraph-rsid="0006e9fd" style:font-size-asian="10.5pt" style:font-size-complex="12pt"/>
    </style:style>
    <style:style style:name="P14" style:family="paragraph" style:parent-style-name="Book_20_Publisher">
      <style:text-properties officeooo:paragraph-rsid="0006e9fd"/>
    </style:style>
    <style:style style:name="P15" style:family="paragraph" style:parent-style-name="Book_20_Title">
      <style:text-properties officeooo:paragraph-rsid="0006e9fd"/>
    </style:style>
    <style:style style:name="P16" style:family="paragraph" style:parent-style-name="Standard">
      <style:paragraph-properties style:line-height-at-least="0.278in"/>
      <style:text-properties officeooo:paragraph-rsid="0006e9fd"/>
    </style:style>
    <style:style style:name="P17" style:family="paragraph" style:parent-style-name="Standard">
      <style:text-properties style:use-window-font-color="true" loext:opacity="0%" style:font-name="Helvetica1" fo:font-size="11pt" fo:letter-spacing="normal" officeooo:rsid="011a1f98" officeooo:paragraph-rsid="0006e9fd" style:letter-kerning="false" style:font-size-asian="11pt"/>
    </style:style>
    <style:style style:name="P18" style:family="paragraph" style:parent-style-name="Standard">
      <style:paragraph-properties fo:line-height="110%"/>
      <style:text-properties style:use-window-font-color="true" loext:opacity="0%" style:font-name="NotoSerif" fo:font-size="11pt" fo:letter-spacing="normal" officeooo:paragraph-rsid="0006e9fd" style:letter-kerning="false" fo:background-color="#ffffff" style:font-size-asian="11pt"/>
    </style:style>
    <style:style style:name="P19" style:family="paragraph" style:parent-style-name="Standard">
      <style:paragraph-properties fo:line-height="110%"/>
      <style:text-properties style:use-window-font-color="true" loext:opacity="0%" style:font-name="NotoSerif" fo:font-size="11pt" fo:letter-spacing="normal" fo:font-weight="normal" officeooo:paragraph-rsid="0006e9fd" style:letter-kerning="false" fo:background-color="#ffffff" style:font-size-asian="11pt" style:font-weight-asian="normal"/>
    </style:style>
    <style:style style:name="P20" style:family="paragraph" style:parent-style-name="Body_20_Text" style:list-style-name="L1">
      <style:paragraph-properties fo:text-align="start" style:justify-single-word="false"/>
      <style:text-properties officeooo:paragraph-rsid="0006e9fd"/>
    </style:style>
    <style:style style:name="P21" style:family="paragraph" style:parent-style-name="Body_20_Text">
      <style:text-properties officeooo:paragraph-rsid="00077040"/>
    </style:style>
    <style:style style:name="P22" style:family="paragraph" style:parent-style-name="Body_20_Text">
      <style:text-properties officeooo:paragraph-rsid="0006e9fd"/>
    </style:style>
    <style:style style:name="P23" style:family="paragraph" style:parent-style-name="Body_20_Text">
      <style:text-properties officeooo:rsid="000a5d05" officeooo:paragraph-rsid="000a5d05"/>
    </style:style>
    <style:style style:name="P24" style:family="paragraph" style:parent-style-name="Body_20_Text_20_First_20_Indent" style:list-style-name="L2">
      <style:paragraph-properties fo:text-align="start" style:justify-single-word="false"/>
      <style:text-properties style:font-name="Noto Serif1" fo:font-style="normal" officeooo:rsid="0627f0c9" officeooo:paragraph-rsid="0006e9fd" style:font-style-asian="normal" style:font-style-complex="normal"/>
    </style:style>
    <style:style style:name="P25" style:family="paragraph" style:parent-style-name="Body_20_Text_20_First_20_Indent" style:list-style-name="L2">
      <style:paragraph-properties fo:text-align="start" style:justify-single-word="false"/>
      <style:text-properties style:font-name="Noto Serif1" fo:font-style="normal" officeooo:rsid="062e7fab" officeooo:paragraph-rsid="0006e9fd" style:font-style-asian="normal" style:font-style-complex="normal"/>
    </style:style>
    <style:style style:name="P26" style:family="paragraph" style:parent-style-name="Body_20_Text_20_First_20_Indent" style:list-style-name="L2">
      <style:paragraph-properties fo:text-align="start" style:justify-single-word="false"/>
      <style:text-properties style:font-name="Noto Serif1" fo:font-style="normal" officeooo:rsid="0631cd25" officeooo:paragraph-rsid="0006e9fd" style:font-style-asian="normal" style:font-style-complex="normal"/>
    </style:style>
    <style:style style:name="P27" style:family="paragraph" style:parent-style-name="Body_20_Text_20_First_20_Indent" style:list-style-name="L2">
      <style:paragraph-properties fo:text-align="start" style:justify-single-word="false"/>
      <style:text-properties officeooo:rsid="062e7fab" officeooo:paragraph-rsid="0006e9fd"/>
    </style:style>
    <style:style style:name="P28" style:family="paragraph" style:parent-style-name="Body_20_Text_20_First_20_Indent">
      <style:text-properties officeooo:paragraph-rsid="0006e9fd"/>
    </style:style>
    <style:style style:name="P29" style:family="paragraph" style:parent-style-name="Heading_20_1">
      <style:text-properties officeooo:paragraph-rsid="0006e9fd"/>
    </style:style>
    <style:style style:name="P30" style:family="paragraph" style:parent-style-name="Heading_20_2">
      <style:text-properties fo:text-transform="capitalize" fo:color="#2a6099" loext:opacity="100%" style:font-name="Noto Sans1" fo:font-size="14pt" fo:language="en" fo:country="US" fo:font-style="italic" fo:font-weight="bold" officeooo:rsid="0623caa2" officeooo:paragraph-rsid="0006e9fd" style:font-name-complex="Times New Roman3"/>
    </style:style>
    <style:style style:name="P31" style:family="paragraph" style:parent-style-name="Heading_20_2">
      <style:text-properties officeooo:rsid="0623d307" officeooo:paragraph-rsid="0006e9fd"/>
    </style:style>
    <style:style style:name="P32" style:family="paragraph" style:parent-style-name="Heading_20_2">
      <style:text-properties officeooo:paragraph-rsid="0006e9fd"/>
    </style:style>
    <style:style style:name="T1" style:family="text">
      <style:text-properties officeooo:rsid="06391d60"/>
    </style:style>
    <style:style style:name="T2" style:family="text">
      <style:text-properties fo:font-weight="bold" style:font-weight-asian="bold" style:font-weight-complex="bold"/>
    </style:style>
    <style:style style:name="T3" style:family="text">
      <style:text-properties style:font-name="DejaVu Serif" officeooo:rsid="002ed234"/>
    </style:style>
    <style:style style:name="T4" style:family="text">
      <style:text-properties officeooo:rsid="002ed234"/>
    </style:style>
    <style:style style:name="T5" style:family="text">
      <style:text-properties style:font-name="Liberation Serif"/>
    </style:style>
    <style:style style:name="T6" style:family="text">
      <style:text-properties style:font-name="Times New Roman1"/>
    </style:style>
    <style:style style:name="T7" style:family="text">
      <style:text-properties style:font-name="Times New Roman1" officeooo:rsid="002ed234"/>
    </style:style>
    <style:style style:name="T8" style:family="text">
      <style:text-properties style:font-name="Arial"/>
    </style:style>
    <style:style style:name="T9" style:family="text">
      <style:text-properties style:font-name="DejaVu Sans" officeooo:rsid="002ed234"/>
    </style:style>
    <style:style style:name="T10" style:family="text">
      <style:text-properties style:font-name="DejaVu Sans" officeooo:rsid="0030c25a"/>
    </style:style>
    <style:style style:name="T11" style:family="text">
      <style:text-properties style:font-name="Liberation Sans" officeooo:rsid="002ed234"/>
    </style:style>
    <style:style style:name="T12" style:family="text">
      <style:text-properties style:font-name="Helvetica"/>
    </style:style>
    <style:style style:name="T13" style:family="text">
      <style:text-properties style:font-name="Noto Sans6"/>
    </style:style>
    <style:style style:name="T14" style:family="text">
      <style:text-properties style:font-name="Tahoma" officeooo:rsid="002ed234"/>
    </style:style>
    <style:style style:name="T15" style:family="text">
      <style:text-properties style:font-name="Tahoma" officeooo:rsid="0031354f"/>
    </style:style>
    <style:style style:name="T16" style:family="text">
      <style:text-properties style:font-name="Handlee"/>
    </style:style>
    <style:style style:name="T17" style:family="text">
      <style:text-properties style:font-name="Courier"/>
    </style:style>
    <style:style style:name="T18" style:family="text">
      <style:text-properties style:font-name="Courier New"/>
    </style:style>
    <style:style style:name="T19" style:family="text">
      <style:text-properties style:font-name="Courier New" officeooo:rsid="002ed234"/>
    </style:style>
    <style:style style:name="T20" style:family="text">
      <style:text-properties style:font-name="DejaVu Sans Mono" officeooo:rsid="002ed234"/>
    </style:style>
    <style:style style:name="T21" style:family="text">
      <style:text-properties style:font-name="Liberation Mono" officeooo:rsid="002ed234"/>
    </style:style>
    <style:style style:name="T22" style:family="text">
      <style:text-properties style:font-name="Noto Mono"/>
    </style:style>
    <style:style style:name="T23" style:family="text">
      <style:text-properties fo:font-style="normal" style:font-style-asian="normal" style:font-style-complex="normal"/>
    </style:style>
    <style:style style:name="T24" style:family="text">
      <style:text-properties fo:font-style="normal" officeooo:rsid="0627f0c9" style:font-style-asian="normal" style:font-style-complex="normal"/>
    </style:style>
    <style:style style:name="T25" style:family="text">
      <style:text-properties fo:font-style="normal" officeooo:rsid="05c19d54" style:font-style-asian="normal" style:font-style-complex="normal"/>
    </style:style>
    <style:style style:name="T26" style:family="text">
      <style:text-properties fo:font-style="normal" officeooo:rsid="062e7fab" style:font-style-asian="normal" style:font-style-complex="normal"/>
    </style:style>
    <style:style style:name="T27" style:family="text">
      <style:text-properties style:font-name="Noto Serif1" officeooo:rsid="0627f0c9"/>
    </style:style>
    <style:style style:name="T28" style:family="text">
      <style:text-properties style:font-name="Noto Serif1" officeooo:rsid="06391d60"/>
    </style:style>
    <style:style style:name="T29" style:family="text">
      <style:text-properties style:font-name="Noto Serif1" fo:font-style="normal" style:font-style-asian="normal" style:font-style-complex="normal"/>
    </style:style>
    <style:style style:name="T30" style:family="text">
      <style:text-properties style:font-name="Noto Serif1" fo:font-style="normal" officeooo:rsid="0627f0c9"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style:text-underline-style="solid" style:text-underline-width="auto" style:text-underline-color="font-color"/>
    </style:style>
    <style:style style:name="T34" style:family="text">
      <style:text-properties style:text-line-through-style="solid" style:text-line-through-type="single"/>
    </style:style>
    <style:style style:name="T35" style:family="text">
      <style:text-properties style:text-position="super 58%"/>
    </style:style>
    <style:style style:name="T36" style:family="text">
      <style:text-properties style:text-position="sub 58%"/>
    </style:style>
    <style:style style:name="T37" style:family="text">
      <style:text-properties fo:color="#ff4000" loext:opacity="100%"/>
    </style:style>
    <style:style style:name="T38" style:family="text">
      <style:text-properties fo:color="#2a6099" loext:opacity="100%"/>
    </style:style>
    <style:style style:name="T39" style:family="text">
      <style:text-properties fo:color="#00a933" loext:opacity="100%" fo:background-color="transparent" loext:char-shading-value="0"/>
    </style:style>
    <style:style style:name="T40" style:family="text">
      <style:text-properties fo:background-color="#ff0000" loext:char-shading-value="0"/>
    </style:style>
    <style:style style:name="T41" style:family="text">
      <style:text-properties fo:background-color="#2a6099" loext:char-shading-value="0"/>
    </style:style>
    <style:style style:name="T42" style:family="text">
      <style:text-properties fo:background-color="#00a933" loext:char-shading-value="0"/>
    </style:style>
    <style:style style:name="T43" style:family="text">
      <style:text-properties officeooo:rsid="0623caa2"/>
    </style:style>
    <style:style style:name="T44" style:family="text">
      <style:text-properties fo:font-size="72pt" officeooo:rsid="062ecb48" style:font-size-asian="72pt" style:font-size-complex="72pt"/>
    </style:style>
    <style:style style:name="T45" style:family="text">
      <style:text-properties fo:font-size="36pt" officeooo:rsid="062ecb48" style:font-size-asian="36pt" style:font-size-complex="36pt"/>
    </style:style>
    <style:style style:name="T46" style:family="text">
      <style:text-properties fo:font-size="36pt" officeooo:rsid="0626cdd1" style:font-size-asian="36pt" style:font-size-complex="36pt"/>
    </style:style>
    <style:style style:name="T47" style:family="text">
      <style:text-properties fo:font-size="48pt" officeooo:rsid="062ecb48" style:font-size-asian="48pt" style:font-size-complex="48pt"/>
    </style:style>
    <style:style style:name="T48" style:family="text">
      <style:text-properties fo:font-size="28pt" style:font-size-asian="28pt" style:font-size-complex="28pt"/>
    </style:style>
    <style:style style:name="T49" style:family="text">
      <style:text-properties fo:font-size="28pt" officeooo:rsid="0626cdd1" style:font-size-asian="28pt" style:font-size-complex="28pt"/>
    </style:style>
    <style:style style:name="T50" style:family="text">
      <style:text-properties fo:font-size="24pt" style:font-size-asian="24pt" style:font-size-complex="24pt"/>
    </style:style>
    <style:style style:name="T51" style:family="text">
      <style:text-properties fo:font-size="20pt" style:font-size-asian="20pt" style:font-size-complex="20pt"/>
    </style:style>
    <style:style style:name="T52" style:family="text">
      <style:text-properties fo:font-size="18pt" style:font-size-asian="18pt" style:font-size-complex="18pt"/>
    </style:style>
    <style:style style:name="T53" style:family="text">
      <style:text-properties fo:font-size="16pt" style:font-size-asian="16pt" style:font-size-complex="16pt"/>
    </style:style>
    <style:style style:name="T54" style:family="text">
      <style:text-properties fo:font-size="14pt" style:font-size-asian="14pt" style:font-size-complex="14pt"/>
    </style:style>
    <style:style style:name="T55" style:family="text">
      <style:text-properties fo:font-size="10pt" style:font-size-asian="10pt" style:font-size-complex="10pt"/>
    </style:style>
    <style:style style:name="T56" style:family="text">
      <style:text-properties fo:font-size="8pt" style:font-size-asian="8pt" style:font-size-complex="8pt"/>
    </style:style>
    <style:style style:name="T57" style:family="text">
      <style:text-properties fo:font-size="6pt" style:font-size-asian="6pt" style:font-size-complex="6pt"/>
    </style:style>
    <style:style style:name="T58" style:family="text">
      <style:text-properties fo:font-size="4pt" style:font-size-asian="4pt" style:font-size-complex="4pt"/>
    </style:style>
    <style:style style:name="T59" style:family="text">
      <style:text-properties fo:font-size="4pt" officeooo:rsid="062b2dbf" style:font-size-asian="4pt" style:font-size-complex="4pt"/>
    </style:style>
    <style:style style:name="T60" style:family="text">
      <style:text-properties officeooo:rsid="06473c69"/>
    </style:style>
    <style:style style:name="T61" style:family="text">
      <style:text-properties officeooo:rsid="0630c142"/>
    </style:style>
    <style:style style:name="T62" style:family="text">
      <style:text-properties fo:language="en" fo:country="US"/>
    </style:style>
    <style:style style:name="T63" style:family="text">
      <style:text-properties fo:language="en" fo:country="US" officeooo:rsid="0627f0c9"/>
    </style:style>
    <style:style style:name="T64" style:family="text">
      <style:text-properties fo:language="en" fo:country="US" officeooo:rsid="02c24f97"/>
    </style:style>
    <style:style style:name="T65" style:family="text">
      <style:text-properties fo:language="en" fo:country="US" fo:font-style="normal" officeooo:rsid="02c24f97" style:font-style-asian="normal" style:font-style-complex="normal"/>
    </style:style>
    <style:style style:name="T66" style:family="text">
      <style:text-properties fo:language="en" fo:country="US" fo:font-style="normal" officeooo:rsid="00736f6e" style:font-style-asian="normal" style:font-style-complex="normal"/>
    </style:style>
    <style:style style:name="T67" style:family="text">
      <style:text-properties fo:language="en" fo:country="US" officeooo:rsid="02c24f97" style:font-style-asian="normal" style:font-style-complex="normal"/>
    </style:style>
    <style:style style:name="T68" style:family="text">
      <style:text-properties fo:language="en" fo:country="US" officeooo:rsid="0034cbff"/>
    </style:style>
    <style:style style:name="T69" style:family="text">
      <style:text-properties officeooo:rsid="001eef14"/>
    </style:style>
    <style:style style:name="T70" style:family="text">
      <style:text-properties style:font-name="Noto Serif3" fo:font-size="12pt" fo:font-style="normal" officeooo:rsid="02c24f97" style:font-style-asian="normal" style:font-name-complex="Times New Roman3" style:font-style-complex="normal"/>
    </style:style>
    <style:style style:name="T71" style:family="text">
      <style:text-properties style:use-window-font-color="true" loext:opacity="0%"/>
    </style:style>
    <style:style style:name="T72" style:family="text">
      <style:text-properties style:use-window-font-color="true" loext:opacity="0%" fo:font-style="normal" officeooo:rsid="02c24f97" style:font-style-asian="normal" style:font-style-complex="normal"/>
    </style:style>
    <style:style style:name="T73" style:family="text">
      <style:text-properties style:use-window-font-color="true" loext:opacity="0%" fo:font-style="normal" officeooo:rsid="02eff738" style:font-style-asian="normal" style:font-style-complex="normal"/>
    </style:style>
    <style:style style:name="T74" style:family="text">
      <style:text-properties style:use-window-font-color="true" loext:opacity="0%" fo:font-style="normal" officeooo:rsid="062e7fab" style:font-style-asian="normal" style:font-style-complex="normal"/>
    </style:style>
    <style:style style:name="T75" style:family="text">
      <style:text-properties style:use-window-font-color="true" loext:opacity="0%" fo:font-style="normal" officeooo:rsid="05c19d54" style:font-style-asian="normal" style:font-style-complex="normal"/>
    </style:style>
    <style:style style:name="T76" style:family="text">
      <style:text-properties style:use-window-font-color="true" loext:opacity="0%" style:font-name="Noto Serif1"/>
    </style:style>
    <style:style style:name="T77" style:family="text">
      <style:text-properties style:use-window-font-color="true" loext:opacity="0%" style:font-name="Noto Serif1" fo:font-size="12pt" fo:language="zxx" fo:country="none" officeooo:rsid="0590293a" style:language-asian="zxx" style:country-asian="none" style:font-name-complex="Noto Serif3" style:language-complex="zxx" style:country-complex="none"/>
    </style:style>
    <style:style style:name="T78" style:family="text">
      <style:text-properties style:use-window-font-color="true" loext:opacity="0%" style:font-name="Noto Serif1" fo:font-size="12pt" fo:language="zxx" fo:country="none" officeooo:rsid="00407f37" style:font-size-asian="12pt" style:language-asian="zxx" style:country-asian="none" style:font-name-complex="Noto Serif3" style:font-size-complex="12pt" style:language-complex="zxx" style:country-complex="none"/>
    </style:style>
    <style:style style:name="T79" style:family="text">
      <style:text-properties style:use-window-font-color="true" loext:opacity="0%" style:font-name="Noto Serif1" fo:font-size="12pt" fo:language="zxx" fo:country="none" fo:font-weight="bold" officeooo:rsid="00407f37" style:font-size-asian="12pt" style:language-asian="zxx" style:country-asian="none" style:font-weight-asian="bold" style:font-name-complex="Noto Serif3" style:font-size-complex="12pt" style:language-complex="zxx" style:country-complex="none" style:font-weight-complex="bold"/>
    </style:style>
    <style:style style:name="T80" style:family="text">
      <style:text-properties style:use-window-font-color="true" loext:opacity="0%" style:font-name="Noto Serif1" fo:font-size="12pt" fo:language="zxx" fo:country="none" fo:font-style="italic" officeooo:rsid="00407f37" style:font-size-asian="12pt" style:language-asian="zxx" style:country-asian="none" style:font-style-asian="italic" style:font-name-complex="Noto Serif3" style:font-size-complex="12pt" style:language-complex="zxx" style:country-complex="none" style:font-style-complex="italic"/>
    </style:style>
    <style:style style:name="T81" style:family="text">
      <style:text-properties style:use-window-font-color="true" loext:opacity="0%" style:font-name="Noto Serif1" fo:font-size="12pt" fo:language="zxx" fo:country="none" fo:font-style="italic" fo:font-weight="bold" officeooo:rsid="00407f37" style:font-size-asian="12pt" style:language-asian="zxx" style:country-asian="none" style:font-style-asian="italic" style:font-weight-asian="bold" style:font-name-complex="Noto Serif3" style:font-size-complex="12pt" style:language-complex="zxx" style:country-complex="none" style:font-style-complex="italic" style:font-weight-complex="bold"/>
    </style:style>
    <style:style style:name="T82" style:family="text">
      <style:text-properties style:use-window-font-color="true" loext:opacity="0%" style:font-name="Noto Serif1"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83" style:family="text">
      <style:text-properties style:use-window-font-color="true" loext:opacity="0%" style:text-line-through-style="none" style:text-line-through-type="none" style:text-position="0% 100%" style:font-name="Noto Serif1" fo:font-size="8pt" fo:language="zxx" fo:country="none" fo:font-style="normal" fo:font-weight="normal" officeooo:rsid="0598b86d"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84" style:family="text">
      <style:text-properties style:use-window-font-color="true" loext:opacity="0%" style:text-line-through-style="none" style:text-line-through-type="none" style:text-position="0% 100%" style:font-name="Noto Serif1" fo:font-size="8pt" fo:language="zxx" fo:country="none" fo:font-style="normal" fo:font-weight="normal" officeooo:rsid="05b9ab74"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85"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86"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590293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87"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5b4c88b"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88" style:family="text">
      <style:text-properties style:use-window-font-color="true" loext:opacity="0%" style:text-line-through-style="none" style:text-line-through-type="none" style:font-name="Noto Serif1" fo:font-size="12pt" fo:language="zxx" fo:country="none"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89" style:family="text">
      <style:text-properties style:use-window-font-color="true" loext:opacity="0%" style:text-line-through-style="none" style:text-line-through-type="none" style:font-name="Noto Serif1" fo:font-size="12pt" fo:language="zxx" fo:country="none" fo:font-style="normal" fo:font-weight="normal" officeooo:rsid="05a905e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90" style:family="text">
      <style:text-properties style:use-window-font-color="true" loext:opacity="0%" style:text-line-through-style="none" style:text-line-through-type="none" style:text-position="super 58%" style:font-name="Noto Serif1" fo:font-size="12pt" fo:language="zxx" fo:country="none"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91" style:family="text">
      <style:text-properties style:use-window-font-color="true" loext:opacity="0%" style:text-line-through-style="none" style:text-line-through-type="none" style:text-position="sub 58%" style:font-name="Noto Serif1" fo:font-size="12pt" fo:language="zxx" fo:country="none"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92" style:family="text">
      <style:text-properties style:use-window-font-color="true" loext:opacity="0%" style:text-line-through-style="solid" style:text-line-through-type="single" style:font-name="Noto Serif1" fo:font-size="12pt" fo:language="zxx" fo:country="none" fo:font-style="normal" fo:font-weight="normal" officeooo:rsid="05a905e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93" style:family="text">
      <style:text-properties style:use-window-font-color="true" loext:opacity="0%" fo:font-size="12pt" fo:language="zxx" fo:country="none" officeooo:rsid="0590293a" style:font-size-asian="12pt" style:language-asian="zxx" style:country-asian="none" style:font-name-complex="Noto Serif3" style:font-size-complex="12pt" style:language-complex="zxx" style:country-complex="none"/>
    </style:style>
    <style:style style:name="T94" style:family="text">
      <style:text-properties style:use-window-font-color="true" loext:opacity="0%" fo:font-size="12pt" fo:language="zxx" fo:country="none" officeooo:rsid="0020cae8" style:font-size-asian="12pt" style:language-asian="zxx" style:country-asian="none" style:font-name-complex="Noto Serif3" style:font-size-complex="12pt" style:language-complex="zxx" style:country-complex="none"/>
    </style:style>
    <style:style style:name="T95" style:family="text">
      <style:text-properties style:use-window-font-color="true" loext:opacity="0%" fo:font-size="12pt" fo:language="zxx" fo:country="none" fo:font-style="normal" officeooo:rsid="0590293a" style:font-name-asian="Noto Serif" style:font-size-asian="12pt" style:language-asian="zxx" style:country-asian="none" style:font-style-asian="normal" style:font-name-complex="Noto Serif3" style:font-size-complex="12pt" style:language-complex="zxx" style:country-complex="none" style:font-style-complex="normal"/>
    </style:style>
    <style:style style:name="T96" style:family="text">
      <style:text-properties style:use-window-font-color="true" loext:opacity="0%" fo:font-size="12pt" fo:language="zxx" fo:country="none" fo:font-style="normal" officeooo:rsid="0590293a" style:font-size-asian="12pt" style:language-asian="zxx" style:country-asian="none" style:font-style-asian="normal" style:font-name-complex="Noto Serif3" style:font-size-complex="12pt" style:language-complex="zxx" style:country-complex="none" style:font-style-complex="normal"/>
    </style:style>
    <style:style style:name="T97" style:family="text">
      <style:text-properties style:use-window-font-color="true" loext:opacity="0%" fo:font-size="12pt" fo:language="zxx" fo:country="none" fo:font-style="normal" officeooo:rsid="05b2a1cd" style:font-size-asian="12pt" style:language-asian="zxx" style:country-asian="none" style:font-style-asian="normal" style:font-name-complex="Noto Serif3" style:font-size-complex="12pt" style:language-complex="zxx" style:country-complex="none" style:font-style-complex="normal"/>
    </style:style>
    <style:style style:name="T98" style:family="text">
      <style:text-properties style:use-window-font-color="true" loext:opacity="0%" fo:font-size="12pt" fo:language="zxx" fo:country="none" fo:font-style="normal" officeooo:rsid="00f9430e" style:font-size-asian="12pt" style:language-asian="zxx" style:country-asian="none" style:font-style-asian="normal" style:font-name-complex="Noto Serif3" style:font-size-complex="12pt" style:language-complex="zxx" style:country-complex="none" style:font-style-complex="normal"/>
    </style:style>
    <style:style style:name="T99" style:family="text">
      <style:text-properties style:use-window-font-color="true" loext:opacity="0%" fo:font-size="12pt" fo:language="zxx" fo:country="none" fo:font-style="normal" officeooo:rsid="010627ea" style:font-size-asian="12pt" style:language-asian="zxx" style:country-asian="none" style:font-style-asian="normal" style:font-name-complex="Noto Serif3" style:font-size-complex="12pt" style:language-complex="zxx" style:country-complex="none" style:font-style-complex="normal"/>
    </style:style>
    <style:style style:name="T100" style:family="text">
      <style:text-properties style:use-window-font-color="true" loext:opacity="0%" fo:font-size="12pt" fo:language="zxx" fo:country="none" officeooo:rsid="0590293a" style:font-name-asian="Noto Serif" style:font-size-asian="12pt" style:language-asian="zxx" style:country-asian="none" style:font-name-complex="Noto Serif3" style:font-size-complex="12pt" style:language-complex="zxx" style:country-complex="none"/>
    </style:style>
    <style:style style:name="T101" style:family="text">
      <style:text-properties style:use-window-font-color="true" loext:opacity="0%" style:font-name="Noto Serif" fo:font-size="12pt" fo:language="zxx" fo:country="none" officeooo:rsid="0620949f" style:font-name-asian="Noto Serif" style:font-size-asian="12pt" style:language-asian="zxx" style:country-asian="none" style:font-name-complex="Noto Serif" style:font-size-complex="12pt" style:language-complex="zxx" style:country-complex="none"/>
    </style:style>
    <style:style style:name="T102" style:family="text">
      <style:text-properties style:use-window-font-color="true" loext:opacity="0%" style:font-name="Noto Serif" fo:font-size="12pt" fo:language="zxx" fo:country="none" fo:font-style="normal" officeooo:rsid="06207a73" style:font-size-asian="12pt" style:language-asian="zxx" style:country-asian="none" style:font-style-asian="normal" style:font-name-complex="Noto Serif3" style:font-size-complex="12pt" style:language-complex="zxx" style:country-complex="none" style:font-style-complex="normal"/>
    </style:style>
    <style:style style:name="T103" style:family="text">
      <style:text-properties style:use-window-font-color="true" loext:opacity="0%" style:font-name="Noto Serif" fo:font-size="12pt" fo:language="zxx" fo:country="none" fo:font-style="normal" officeooo:rsid="060eb875" style:font-name-asian="Noto Serif" style:font-size-asian="12pt" style:language-asian="zxx" style:country-asian="none" style:font-style-asian="normal" style:font-name-complex="Noto Serif" style:font-size-complex="12pt" style:language-complex="zxx" style:country-complex="none" style:font-style-complex="normal"/>
    </style:style>
    <style:style style:name="T104" style:family="text">
      <style:text-properties style:use-window-font-color="true" loext:opacity="0%" fo:font-size="8pt" fo:language="zxx" fo:country="none" officeooo:rsid="0590293a" style:font-size-asian="8pt" style:language-asian="zxx" style:country-asian="none" style:font-name-complex="Noto Serif3" style:font-size-complex="8pt" style:language-complex="zxx" style:country-complex="none"/>
    </style:style>
    <style:style style:name="T105" style:family="text">
      <style:text-properties style:use-window-font-color="true" loext:opacity="0%" fo:font-size="8pt" fo:language="zxx" fo:country="none" officeooo:rsid="059ccfc2" style:font-size-asian="8pt" style:language-asian="zxx" style:country-asian="none" style:font-name-complex="Noto Serif3" style:font-size-complex="8pt" style:language-complex="zxx" style:country-complex="none"/>
    </style:style>
    <style:style style:name="T106" style:family="text">
      <style:text-properties style:use-window-font-color="true" loext:opacity="0%" fo:font-size="8pt" fo:language="zxx" fo:country="none" fo:font-style="normal" officeooo:rsid="059ccfc2" style:font-size-asian="8pt" style:language-asian="zxx" style:country-asian="none" style:font-style-asian="normal" style:font-name-complex="Noto Serif3" style:font-size-complex="8pt" style:language-complex="zxx" style:country-complex="none" style:font-style-complex="normal"/>
    </style:style>
    <style:style style:name="T107" style:family="text">
      <style:text-properties style:use-window-font-color="true" loext:opacity="0%" fo:font-size="8pt" fo:language="zxx" fo:country="none" fo:font-style="normal" officeooo:rsid="05ba7abb" style:font-size-asian="8pt" style:language-asian="zxx" style:country-asian="none" style:font-style-asian="normal" style:font-name-complex="Noto Serif3" style:font-size-complex="8pt" style:language-complex="zxx" style:country-complex="none" style:font-style-complex="normal"/>
    </style:style>
    <style:style style:name="T108" style:family="text">
      <style:text-properties style:use-window-font-color="true" loext:opacity="0%" fo:font-size="8pt" fo:language="zxx" fo:country="none" fo:font-style="normal" officeooo:rsid="0598b86d" style:font-size-asian="8pt" style:language-asian="zxx" style:country-asian="none" style:font-style-asian="normal" style:font-name-complex="Noto Serif3" style:font-size-complex="8pt" style:language-complex="zxx" style:country-complex="none" style:font-style-complex="normal"/>
    </style:style>
    <style:style style:name="T109" style:family="text">
      <style:text-properties style:use-window-font-color="true" loext:opacity="0%" fo:font-size="8pt" fo:language="zxx" fo:country="none" fo:font-style="normal" officeooo:rsid="061d48ff" style:font-size-asian="8pt" style:language-asian="zxx" style:country-asian="none" style:font-style-asian="normal" style:font-name-complex="Noto Serif3" style:font-size-complex="8pt" style:language-complex="zxx" style:country-complex="none" style:font-style-complex="normal"/>
    </style:style>
    <style:style style:name="T110" style:family="text">
      <style:text-properties style:use-window-font-color="true" loext:opacity="0%" fo:font-size="7pt" fo:language="zxx" fo:country="none" officeooo:rsid="0590293a" style:font-size-asian="7pt" style:language-asian="zxx" style:country-asian="none" style:font-name-complex="Noto Serif3" style:font-size-complex="7pt" style:language-complex="zxx" style:country-complex="none"/>
    </style:style>
    <style:style style:name="T111" style:family="text">
      <style:text-properties style:use-window-font-color="true" loext:opacity="0%" fo:font-size="7pt" fo:language="zxx" fo:country="none" officeooo:rsid="00f9430e" style:font-size-asian="7pt" style:language-asian="zxx" style:country-asian="none" style:font-name-complex="Noto Serif3" style:font-size-complex="7pt" style:language-complex="zxx" style:country-complex="none"/>
    </style:style>
    <style:style style:name="T112" style:family="text">
      <style:text-properties style:use-window-font-color="true" loext:opacity="0%" fo:font-size="7pt" fo:language="zxx" fo:country="none" officeooo:rsid="0020cae8" style:font-size-asian="7pt" style:language-asian="zxx" style:country-asian="none" style:font-name-complex="Noto Serif3" style:font-size-complex="7pt" style:language-complex="zxx" style:country-complex="none"/>
    </style:style>
    <style:style style:name="T113" style:family="text">
      <style:text-properties style:use-window-font-color="true" loext:opacity="0%" fo:font-size="7pt" fo:language="zxx" fo:country="none" officeooo:rsid="00bf2455" style:font-size-asian="7pt" style:language-asian="zxx" style:country-asian="none" style:font-name-complex="Noto Serif3" style:font-size-complex="7pt" style:language-complex="zxx" style:country-complex="none"/>
    </style:style>
    <style:style style:name="T114" style:family="text">
      <style:text-properties style:use-window-font-color="true" loext:opacity="0%" fo:font-size="7pt" fo:language="zxx" fo:country="none" officeooo:rsid="00f74af2" style:font-size-asian="7pt" style:language-asian="zxx" style:country-asian="none" style:font-name-complex="Noto Serif3" style:font-size-complex="7pt" style:language-complex="zxx" style:country-complex="none"/>
    </style:style>
    <style:style style:name="T115" style:family="text">
      <style:text-properties style:use-window-font-color="true" loext:opacity="0%" fo:font-size="7pt" fo:language="zxx" fo:country="none" fo:font-style="normal" officeooo:rsid="00bf2455" style:font-size-asian="7pt" style:language-asian="zxx" style:country-asian="none" style:font-style-asian="normal" style:font-name-complex="Noto Serif3" style:font-size-complex="7pt" style:language-complex="zxx" style:country-complex="none" style:font-style-complex="normal"/>
    </style:style>
    <style:style style:name="T116" style:family="text">
      <style:text-properties style:use-window-font-color="true" loext:opacity="0%" fo:font-size="7pt" fo:language="zxx" fo:country="none" fo:font-style="normal" officeooo:rsid="0590293a" style:font-size-asian="7pt" style:language-asian="zxx" style:country-asian="none" style:font-style-asian="normal" style:font-name-complex="Noto Serif3" style:font-size-complex="7pt" style:language-complex="zxx" style:country-complex="none" style:font-style-complex="normal"/>
    </style:style>
    <style:style style:name="T117" style:family="text">
      <style:text-properties style:use-window-font-color="true" loext:opacity="0%" fo:font-size="13pt" fo:language="zxx" fo:country="none" fo:font-style="normal" officeooo:rsid="00bf2455" style:font-size-asian="13pt" style:language-asian="zxx" style:country-asian="none" style:font-style-asian="normal" style:font-name-complex="Noto Serif3" style:font-size-complex="13pt" style:language-complex="zxx" style:country-complex="none" style:font-style-complex="normal"/>
    </style:style>
    <style:style style:name="T118" style:family="text">
      <style:text-properties style:use-window-font-color="true" loext:opacity="0%" style:font-name="Noto Serif3" fo:font-size="12pt" fo:language="en" fo:country="US" officeooo:rsid="0629e2dd" style:font-name-complex="Noto Serif3"/>
    </style:style>
    <style:style style:name="T119" style:family="text">
      <style:text-properties style:use-window-font-color="true" loext:opacity="0%" style:font-name="LucidaGrande" fo:font-size="11pt" fo:letter-spacing="normal" style:letter-kerning="false" style:font-size-asian="11pt"/>
    </style:style>
    <style:style style:name="T120" style:family="text">
      <style:text-properties style:use-window-font-color="true" loext:opacity="0%" style:font-name="Helvetica1" fo:font-size="11pt" fo:letter-spacing="normal" style:letter-kerning="false" style:font-size-asian="11pt"/>
    </style:style>
    <style:style style:name="T121" style:family="text">
      <style:text-properties style:use-window-font-color="true" loext:opacity="0%" style:font-name="NotoSerif-Bold" fo:font-size="11pt" fo:letter-spacing="normal" fo:font-weight="bold" style:letter-kerning="false" fo:background-color="#ffffff" loext:char-shading-value="0" style:font-size-asian="11pt" style:font-weight-asian="bold"/>
    </style:style>
    <style:style style:name="T122" style:family="text">
      <style:text-properties style:use-window-font-color="true" loext:opacity="0%" style:font-name="NotoSerif" fo:font-size="11pt" fo:letter-spacing="normal" fo:font-weight="normal" style:letter-kerning="false" fo:background-color="#ffffff" loext:char-shading-value="0" style:font-size-asian="11pt" style:font-weight-asian="normal"/>
    </style:style>
    <style:style style:name="T123" style:family="text">
      <style:text-properties officeooo:rsid="062e7fab"/>
    </style:style>
    <style:style style:name="T124" style:family="text">
      <style:text-properties officeooo:rsid="06391d60" style:font-weight-asian="normal" style:font-weight-complex="normal"/>
    </style:style>
    <style:style style:name="T125" style:family="text">
      <style:text-properties officeooo:rsid="06498892"/>
    </style:style>
    <style:style style:name="T126" style:family="text">
      <style:text-properties officeooo:rsid="011a1f98"/>
    </style:style>
    <style:style style:name="T127" style:family="text">
      <style:text-properties style:text-line-through-style="none" style:text-line-through-type="none" style:font-name="Noto Serif1" fo:language="zxx" fo:country="none" fo:font-weight="normal" style:font-size-asian="12pt" style:language-asian="zxx" style:country-asian="none" style:font-weight-asian="normal" style:font-size-complex="12pt" style:language-complex="zxx" style:country-complex="none" style:font-weight-complex="normal"/>
    </style:style>
    <style:style style:name="T128" style:family="text">
      <style:text-properties officeooo:rsid="0628f4a0"/>
    </style:style>
    <style:style style:name="T129" style:family="text">
      <style:text-properties officeooo:rsid="0628f510"/>
    </style:style>
    <style:style style:name="T130" style:family="text">
      <style:text-properties officeooo:rsid="0629e2dd"/>
    </style:style>
    <style:style style:name="T131" style:family="text">
      <style:text-properties fo:language="zxx" fo:country="none" style:language-asian="zxx" style:country-asian="none" style:language-complex="zxx" style:country-complex="none"/>
    </style:style>
    <style:style style:name="T132" style:family="text">
      <style:text-properties fo:letter-spacing="normal" style:letter-kerning="false" fo:background-color="#ffffff" loext:char-shading-value="0" style:font-size-asian="11pt"/>
    </style:style>
    <style:style style:name="T133" style:family="text">
      <style:text-properties officeooo:rsid="00077040"/>
    </style:style>
    <style:style style:name="T134" style:family="text">
      <style:text-properties officeooo:rsid="00092b22"/>
    </style:style>
    <style:style style:name="T135" style:family="text">
      <style:text-properties fo:text-transform="capitalize" fo:color="#2a6099" loext:opacity="100%" style:font-name="Noto Sans1" fo:font-size="14pt" fo:language="en" fo:country="US" fo:font-style="italic" fo:font-weight="bold" officeooo:rsid="00092b22" style:font-name-complex="Times New Roman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DWS Font Test</text:h>
      <text:p text:style-name="P1"><text:span text:style-name="Larger_20_Text">T</text:span>his chapter comes from ExtraBits/Tests/FontTest2.odt <text:span text:style-name="T1">and should be removed from the template before shipping.</text:span></text:p>
      <text:h text:style-name="P30" text:outline-level="2"><text:bookmark-start text:name="__RefHeading___Toc19220_1357548621"/>Direct Formatting Font Families<text:bookmark-end text:name="__RefHeading___Toc19220_1357548621"/></text:h>
      <text:list xml:id="list1863930629" text:style-name="L1">
        <text:list-item>
          <text:p text:style-name="P20"><text:span text:style-name="T2">Serif fonts</text:span> = <text:span text:style-name="T3">DejaVu Serif</text:span><text:span text:style-name="T4">, </text:span><text:span text:style-name="T5">Liberation Serif</text:span>, Noto Serif, <text:span text:style-name="T6">Times </text:span><text:span text:style-name="T7">New </text:span><text:span text:style-name="T6">Roman</text:span></text:p>
        </text:list-item>
        <text:list-item>
          <text:p text:style-name="P20"><text:span text:style-name="T2">San-serif fonts</text:span> = <text:span text:style-name="T8">Arial</text:span>, <text:span text:style-name="T9">DejaVu </text:span><text:span text:style-name="T10">Sans</text:span><text:span text:style-name="T9">, </text:span><text:span text:style-name="T11">Liberation Sans</text:span><text:span text:style-name="T4">, </text:span><text:span text:style-name="T12">Helvetica</text:span> , <text:span text:style-name="T13">Noto Sans</text:span>, <text:span text:style-name="T14">T</text:span><text:span text:style-name="T15">a</text:span><text:span text:style-name="T14">homa</text:span></text:p>
        </text:list-item>
        <text:list-item>
          <text:p text:style-name="P20"><text:span text:style-name="T2">Cursive fonts</text:span> = <text:span text:style-name="T16">Handlee</text:span></text:p>
        </text:list-item>
        <text:list-item>
          <text:p text:style-name="P20"><text:span text:style-name="T2">Monospaced fonts</text:span> = <text:span text:style-name="T17">Courier</text:span>, <text:span text:style-name="T19">Courier New</text:span><text:span text:style-name="T18">,</text:span> <text:span text:style-name="T20">DejaVu Sans Mono</text:span><text:span text:style-name="T4">, </text:span><text:span text:style-name="T21">Liberation Mono</text:span><text:span text:style-name="T4">, </text:span><text:span text:style-name="T22">Noto Mono</text:span></text:p>
        </text:list-item>
      </text:list>
      <text:p text:style-name="P6"><text:span text:style-name="Warning"><text:span text:style-name="T23">W</text:span></text:span><text:span text:style-name="Warning"><text:span text:style-name="T24">arning:</text:span></text:span><text:span text:style-name="T27"> In an eBook all of the above fonts will </text:span><text:span text:style-name="T28">likely </text:span><text:span text:style-name="T27">be shown in the same eReader-default font.</text:span></text:p>
      <text:h text:style-name="P31" text:outline-level="2"><text:bookmark-start text:name="__RefHeading___Toc19222_1357548621"/>Direct Formatting<text:bookmark-end text:name="__RefHeading___Toc19222_1357548621"/></text:h>
      <text:p text:style-name="P2"><text:span text:style-name="T2">Bold</text:span>, <text:span text:style-name="T31">Italic,</text:span> <text:span text:style-name="T32">Bold-Italic</text:span>,<text:span text:style-name="T33"> Underline</text:span>, <text:span text:style-name="T34">Strike-thru</text:span>, X<text:span text:style-name="T35">1</text:span>, X<text:span text:style-name="T36">2</text:span>,</text:p>
      <text:p text:style-name="P2"><text:span text:style-name="T37">Red</text:span>, <text:span text:style-name="T38">Blue</text:span>, <text:span text:style-name="T39">Green</text:span></text:p>
      <text:p text:style-name="P2"><text:span text:style-name="T40">Red</text:span>, <text:span text:style-name="T41">Blue</text:span>, <text:span text:style-name="T42">Green</text:span></text:p>
      <text:h text:style-name="P32" text:outline-level="2"><text:bookmark-start text:name="__RefHeading___Toc19224_1357548621"/>Direct Formatting <text:span text:style-name="T43">Font Sizes</text:span><text:bookmark-end text:name="__RefHeading___Toc19224_1357548621"/></text:h>
      <text:p text:style-name="P3"><text:span text:style-name="T44">72</text:span><text:span text:style-name="T45"> </text:span><text:span text:style-name="T47">48</text:span><text:span text:style-name="T45"> </text:span><text:span text:style-name="T46">36</text:span><text:span text:style-name="T49"> </text:span><text:span text:style-name="T48">28</text:span><text:span text:style-name="T50"> 24 </text:span><text:span text:style-name="T51">20</text:span> <text:span text:style-name="T52">18</text:span> <text:span text:style-name="T53">16</text:span> <text:span text:style-name="T54">14</text:span> 12 <text:span text:style-name="T55">10</text:span> <text:span text:style-name="T56">8</text:span><text:span text:style-name="T57"> 6</text:span><text:span text:style-name="T58"> </text:span><text:span text:style-name="T59">4 </text:span></text:p>
      <text:h text:style-name="P32" text:outline-level="2"><text:bookmark-start text:name="__RefHeading___Toc10486_1750710694"/><text:soft-page-break/>Name<text:span text:style-name="T60">d</text:span> Styles of Different sizes<text:bookmark-end text:name="__RefHeading___Toc10486_1750710694"/></text:h>
      <text:p text:style-name="P15">[Book Title] <text:span text:style-name="T61">24</text:span></text:p>
      <text:p text:style-name="P14">[Book Publisher] <text:span text:style-name="T61">12</text:span></text:p>
      <text:h text:style-name="P32" text:outline-level="2"><text:bookmark-start text:name="__RefHeading___Toc10488_1750710694"/>Alignment<text:bookmark-end text:name="__RefHeading___Toc10488_1750710694"/></text:h>
      <text:p text:style-name="P4">Left Align</text:p>
      <text:p text:style-name="P7">Right Align</text:p>
      <text:p text:style-name="P8">Center</text:p>
      <text:h text:style-name="P32" text:outline-level="2"><text:bookmark-start text:name="__RefHeading___Toc19226_1357548621"/><text:span text:style-name="T43">Named </text:span>Character Styles<text:bookmark-end text:name="__RefHeading___Toc19226_1357548621"/></text:h>
      <text:p text:style-name="P5"><text:span text:style-name="Emphasis"><text:span text:style-name="T63">[</text:span></text:span><text:span text:style-name="Emphasis"><text:span text:style-name="T64">Emphasis]</text:span></text:span><text:span text:style-name="Emphasis"><text:span text:style-name="T65">, </text:span></text:span><text:span text:style-name="Strong"><text:span text:style-name="T62">[Strong],</text:span></text:span><text:span text:style-name="T65"> </text:span><text:span text:style-name="Strong_20_Emphasis"><text:span text:style-name="T67">[Strong Emphasis]</text:span></text:span><text:span text:style-name="Strong_20_Emphasis"><text:span text:style-name="T65">, </text:span></text:span><text:span text:style-name="Small_20_Caps">[Small Caps], </text:span><text:span text:style-name="Underline">Underline</text:span><text:span text:style-name="Small_20_Caps"><text:span text:style-name="T69">,</text:span></text:span><text:span text:style-name="T65"> </text:span><text:span text:style-name="Internet_20_link"><text:span text:style-name="T70">[Internet Link]</text:span></text:span><text:span text:style-name="T65"> </text:span><text:span text:style-name="T66">and </text:span><text:span text:style-name="Menu-Shortcut"><text:span text:style-name="T72">[Menu-Shortcut</text:span></text:span><text:span text:style-name="Menu-Shortcut"><text:span text:style-name="T73">], </text:span></text:span><text:span text:style-name="Menu-Shortcut"><text:span text:style-name="T74">[</text:span></text:span><text:span text:style-name="Note">Note]</text:span><text:span text:style-name="Note"><text:span text:style-name="T71">, </text:span></text:span><text:span text:style-name="Tip"><text:span text:style-name="T123">[</text:span></text:span><text:span text:style-name="Tip"><text:span text:style-name="T25">Tip</text:span></text:span><text:span text:style-name="Tip"><text:span text:style-name="T26">]</text:span></text:span><text:span text:style-name="Tip"><text:span text:style-name="T75">, </text:span></text:span><text:span text:style-name="Warning"><text:span text:style-name="T26">[</text:span></text:span><text:span text:style-name="Warning"><text:span text:style-name="T25">Warning</text:span></text:span><text:span text:style-name="Warning"><text:span text:style-name="T26">],</text:span></text:span><text:span text:style-name="Larger_20_Text"><text:span text:style-name="T124">[Larger Text]</text:span></text:span></text:p>
      <text:p text:style-name="P5"><text:span text:style-name="Warning"><text:span text:style-name="T76">Issues:</text:span></text:span></text:p>
      <text:list xml:id="list3799769639" text:style-name="L2">
        <text:list-item>
          <text:p text:style-name="P24">In an eBook all of the above fonts will <text:span text:style-name="T60">likely</text:span> be shown in the same eReader-default font, but will be correctly styles otherwise.</text:p>
        </text:list-item>
        <text:list-item>
          <text:p text:style-name="P27"><text:span text:style-name="T30">S</text:span><text:span text:style-name="T29">mall Caps often look different on various eReaders.</text:span></text:p>
        </text:list-item>
        <text:list-item>
          <text:p text:style-name="P25">The Kindle app for my iPad does several things different than the Kindle Previewer</text:p>
          <text:list>
            <text:list-item>
              <text:p text:style-name="P25">It limits how big and small characters can be. It actually only used 3 or 4 <text:span text:style-name="T125">mid-</text:span>sizes.</text:p>
            </text:list-item>
            <text:list-item>
              <text:p text:style-name="P25">Small Caps aren’t shown at all.</text:p>
            </text:list-item>
            <text:list-item>
              <text:p text:style-name="P26">It doesn’t honor the generic font names.</text:p>
            </text:list-item>
          </text:list>
        </text:list-item>
      </text:list>
      <text:h text:style-name="P32" text:outline-level="2"><text:bookmark-start text:name="__RefHeading___Toc19228_1357548621"/><text:span text:style-name="T126">Latin-1 </text:span>Characters<text:bookmark-end text:name="__RefHeading___Toc19228_1357548621"/></text:h>
      <text:p text:style-name="P10"><text:span text:style-name="T77"><text:s text:c="2"/></text:span><text:span text:style-name="T78">Regular, </text:span><text:span text:style-name="T79">Bold</text:span><text:span text:style-name="T78">, </text:span><text:span text:style-name="T80">Italic</text:span><text:span text:style-name="T78">, </text:span><text:span text:style-name="T81">Bold-Italic </text:span><text:span text:style-name="T83">(</text:span><text:span text:style-name="T84">weight/</text:span><text:span text:style-name="T83">style)</text:span><text:span text:style-name="T81"><text:line-break/></text:span><text:span text:style-name="T82">Underline</text:span><text:span text:style-name="T88">, </text:span><text:span text:style-name="T92">Strikethrough,</text:span><text:span text:style-name="T89"> </text:span><text:span text:style-name="Small_20_Caps"><text:span text:style-name="T127">Small Caps</text:span></text:span><text:span text:style-name="T89">, </text:span><text:span text:style-name="T88">X</text:span><text:span text:style-name="T90">1</text:span><text:span text:style-name="T88">, X</text:span><text:span text:style-name="T91">2 <text:line-break/></text:span><text:span text:style-name="T85"> </text:span><text:span text:style-name="T86">abcdefghijklmnopqrstuvwxyz </text:span><text:span text:style-name="T87">$</text:span><text:span text:style-name="T86">12,345,678.90</text:span></text:p>
      <text:p text:style-name="P11">ABCDEFGHIJKLMNOPQRSTUVWXYZ <text:span text:style-name="T23">%</text:span> ©®™<text:line-break/>àáâãäåæ çćč đ èéêëē ìíîï ñ òóôõöøœ š ùúûü ýþÿ ž</text:p>
      <text:p text:style-name="P12"><text:soft-page-break/><text:span text:style-name="T93">ÀÁÂÃÄÅÆ ÇĆČ Đ ÈÉÊËĒ ÌÍÎÏ Ñ ÒÓÔÕÖØ Œ Š ÙÚÛÜ ÝÞŸ Ž<text:line-break/>(-,:;.) ‘¿?’ “¡! ” [#] {@} «/» ‹*› </text:span><text:span text:style-name="T101">‵</text:span><text:span text:style-name="T104"> </text:span><text:span text:style-name="T93">&amp;′ <text:s/></text:span><text:span text:style-name="T101">‶</text:span><text:span text:style-name="T95">~</text:span><text:span text:style-name="T100">″</text:span><text:span text:style-name="T101"> </text:span><text:span text:style-name="T105">(punctuation)<text:line-break/></text:span><text:span text:style-name="T93">_ - </text:span><text:span text:style-name="T94">‒ –</text:span><text:span text:style-name="T93"> — ― … </text:span><text:span text:style-name="T110">(</text:span><text:span text:style-name="T111">underscore, h</text:span><text:span text:style-name="T110">yphen, </text:span><text:span text:style-name="T112">figure, </text:span><text:span text:style-name="T110">en </text:span><text:span text:style-name="T112">&amp;</text:span><text:span text:style-name="T110"> em dash</text:span><text:span text:style-name="T112">es,</text:span><text:span text:style-name="T110"> </text:span><text:span text:style-name="T112">H </text:span><text:span text:style-name="T113">b</text:span><text:span text:style-name="T112">ar, </text:span><text:span text:style-name="T114">ellipses</text:span><text:span text:style-name="T110">)</text:span></text:p>
      <text:p text:style-name="P12"><text:span text:style-name="T117">| | |‑|­|</text:span><text:span text:style-name="T115">(space, NB space, NB hyphen, soft hyphen)</text:span><text:span text:style-name="T96"><text:line-break/>¢$€£¥</text:span><text:span text:style-name="T102">°</text:span><text:span text:style-name="T97">|</text:span><text:span text:style-name="T98">`</text:span><text:span text:style-name="T96">^§</text:span><text:span text:style-name="T103">†‡</text:span><text:span text:style-name="T96">¶ </text:span><text:span text:style-name="T99">⁂ </text:span><text:span text:style-name="T106">(</text:span><text:span text:style-name="T107">misc</text:span><text:span text:style-name="T106">) </text:span><text:span text:style-name="T116"><text:line-break/></text:span><text:span text:style-name="T96">+÷×•·√∫ƒ∑ =≈&lt;&gt;≤≥± °∞∂∏ΜΩ∆ß</text:span><text:span text:style-name="T102">Θ</text:span><text:span text:style-name="T96"> ←↑→↓ </text:span><text:span text:style-name="T108">(math </text:span><text:span text:style-name="T109">optional</text:span><text:span text:style-name="T108">)</text:span></text:p>
      <text:p text:style-name="P13"/>
      <text:p text:style-name="P5"><text:span text:style-name="T128">Look for “tofu” characters above. </text:span><text:span text:style-name="T129">In print and eBooks the gray around <text:s/>NB space, NB hyphen </text:span><text:span text:style-name="T130">and</text:span><text:span text:style-name="T129"> soft hyphen </text:span><text:span text:style-name="T118">should not be visible</text:span><text:span text:style-name="T129"> show. Also the soft hyphen should not </text:span><text:span text:style-name="T118">be visible.</text:span></text:p>
      <text:h text:style-name="P32" text:outline-level="2"><text:bookmark-start text:name="__RefHeading___Toc12355_1750710694"/><text:span text:style-name="T131">Common </text:span>MAC KEYBOARD SYMBOLS <text:bookmark-end text:name="__RefHeading___Toc12355_1750710694"/></text:h>
      <text:p text:style-name="P16"><text:span text:style-name="T119">⌘</text:span><text:span text:style-name="T120"><text:tab/>Mac Command Key. <text:line-break/></text:span><text:span text:style-name="T119">⇧</text:span><text:span text:style-name="T120"><text:tab/>Mac Shift Key</text:span></text:p>
      <text:p text:style-name="P16"><text:span text:style-name="T119">⌥</text:span><text:span text:style-name="T120"><text:tab/>Mac Option or Alt Key</text:span></text:p>
      <text:p text:style-name="P17">^<text:tab/>Mac Control Key</text:p>
      <text:p text:style-name="P17"/>
      <text:h text:style-name="P32" text:outline-level="2"><text:bookmark-start text:name="__RefHeading___Toc26044_1750710694"/>Hyphenation Test<text:bookmark-end text:name="__RefHeading___Toc26044_1750710694"/></text:h>
      <text:p text:style-name="P5">The text below is separated by non-breaking spaces. Clearly the eReader typesetting software will have fun with the first block. .</text:p>
      <text:p text:style-name="P18"/>
      <text:p text:style-name="P9">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text:p>
      <text:p text:style-name="P18"/>
      <text:p text:style-name="P5">Above but with regular spaces.</text:p>
      <text:p text:style-name="P9">Chargoggagoggmanchauggagoggchaubunagungamaugg Chargoggagoggmanchauggagoggchaubunagungamaugg Chargoggagoggmanchauggagoggchaubunagungamaugg Chargoggagoggmanchauggagoggchaubunagungamaugg Chargoggagoggmanchauggagoggchaubunagungamaugg</text:p>
      <text:p text:style-name="P18"><text:soft-page-break/></text:p>
      <text:p text:style-name="P5"><text:span text:style-name="Note"><text:span text:style-name="T132">Note:</text:span></text:span><text:span text:style-name="T121"> </text:span><text:span text:style-name="T122">Chargoggagoggmanchauggagoggchaubunagungamaugg is the American Indian name for a lake in Webster, Conn. It supposedly means “I fish on my side, your fish on your side, and nobody fishes in the middle.”</text:span></text:p>
      <text:p text:style-name="P19"/>
      <text:p text:style-name="P19">On the this test, it would be nice if “Therapist” isn’t hyphenated as “The-rapist”.</text:p>
      <text:p text:style-name="P21">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ext:p>
      <text:p text:style-name="P21"><text:span text:style-name="Note">Note: </text:span>In the 1970’s Digital Equipment was supposedly sued over this miss-hyphenation by a doctor.</text:p>
      <text:p text:style-name="P19"/>
      <text:p text:style-name="P5">No‑Break‑Hyphen No‑Break‑Hyphen No‑Break‑Hyphen No‑Break‑Hyphen No‑Break‑Hyphen No‑Break‑Hyphen No‑Break‑Hyphen No‑Break‑Hyphen No‑Break‑Hyphen No‑Break‑Hyphen No‑Break‑Hyphen No‑Break‑Hyphen No‑Break‑Hyphen No‑Break‑Hyphen No‑Break‑Hyphen.</text:p>
      <text:p text:style-name="P28"/>
      <text:h text:style-name="Heading_20_2" text:outline-level="2"><text:span text:style-name="T135">Area</text:span>, Borders <text:span text:style-name="T133">&amp; Shading</text:span></text:h>
      <text:p text:style-name="Test1"><text:span text:style-name="T68">This is sample </text:span><text:span text:style-name="T62">text</text:span><text:span text:style-name="T68"> to check the paragraph indent, inter-paragraph spacings, hyphenation, justification, font selection and other settings.</text:span></text:p>
      <text:p text:style-name="Test1">This is sample text to check the paragraph indent, inter-paragraph spacings, hyphenation, justification, font selection and other settings.</text:p>
      <text:p text:style-name="P23">Jutoh treats each paragraph as having a bor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Helvetica1" svg:font-family="Helvetica" style:font-charset="x-symbol"/>
    <style:font-face style:name="LucidaGrande" svg:font-family="LucidaGrande" style:font-charset="x-symbol"/>
    <style:font-face style:name="NotoSerif" svg:font-family="NotoSerif" style:font-charset="x-symbol"/>
    <style:font-face style:name="NotoSerif-Bold" svg:font-family="NotoSerif-Bold" style:font-charset="x-symbol"/>
    <style:font-face style:name="OpenSymbol" svg:font-family="OpenSymbol" style:font-charset="x-symbol"/>
    <style:font-face style:name="Times New Roman" svg:font-family="'Times New Roman'" style:font-charset="x-symbol"/>
    <style:font-face style:name="Noto Serif" svg:font-family="'Noto Serif'" style:font-family-generic="roman"/>
    <style:font-face style:name="Times New Roman2" svg:font-family="'Times New Roman'" style:font-family-generic="roman"/>
    <style:font-face style:name="Arial Unicode MS" svg:font-family="'Arial Unicode MS'" style:font-family-generic="swiss"/>
    <style:font-face style:name="Noto Sans5" svg:font-family="'Noto Sans'" style:font-family-generic="swiss"/>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Courier" svg:font-family="Courier" style:font-family-generic="modern" style:font-pitch="variable"/>
    <style:font-face style:name="Courier New" svg:font-family="'Courier New'" style:font-family-generic="modern" style:font-pitch="variable"/>
    <style:font-face style:name="DejaVu Sans Mono" svg:font-family="'DejaVu Sans Mono'" style:font-family-generic="modern" style:font-pitch="variable"/>
    <style:font-face style:name="Liberation Mono" svg:font-family="'Liberation Mono'" style:font-family-generic="moder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Regular"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2" svg:font-family="Helvetica" style:font-adornments="Regular" style:font-family-generic="swiss" style:font-pitch="variable"/>
    <style:font-face style:name="Liberation Sans" svg:font-family="'Liberation Sans'" style:font-family-generic="swiss" style:font-pitch="variable"/>
    <style:font-face style:name="Noto Sans6" svg:font-family="'Noto Sans'" style:font-family-generic="swiss" style:font-pitch="variable"/>
    <style:font-face style:name="Noto Sans4" svg:font-family="'Noto Sans'" style:font-adornments="Bold" style:font-family-generic="swiss" style:font-pitch="variable"/>
    <style:font-face style:name="Noto Sans3" svg:font-family="'Noto Sans'" style:font-adornments="Condensed" style:font-family-generic="swiss" style:font-pitch="variable"/>
    <style:font-face style:name="Noto Sans2" svg:font-family="'Noto Sans'" style:font-adornments="Condensed Bold" style:font-family-generic="swiss" style:font-pitch="variable"/>
    <style:font-face style:name="Noto Sans1" svg:font-family="'Noto Sans'" style:font-adornments="Italic" style:font-family-generic="swiss" style:font-pitch="variable"/>
    <style:font-face style:name="Noto Sans" svg:font-family="'Noto Sans'" style:font-adornments="Light"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erif" fo:font-size="12pt" fo:language="en" fo:country="US" style:letter-kerning="true" style:font-name-asian="Songti SC" style:font-size-asian="10.5pt" style:language-asian="zh" style:country-asian="CN" style:font-name-complex="Times New Roman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Songti SC" style:font-size-asian="10.5pt" style:language-asian="zh" style:country-asian="CN" style:font-name-complex="Times New Roman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5"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5"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Unicode MS" style:font-family-complex="'Arial Unicode MS'" style:font-family-generic-complex="swiss"/>
    </style:style>
    <style:style style:name="Heading_20_Font" style:display-name="Heading Font" style:family="paragraph">
      <style:text-properties style:font-name="Noto Sans3" fo:font-family="'Noto Sans'" style:font-style-name="Condensed" style:font-family-generic="swiss" style:font-pitch="variable" fo:language="en" fo:country="US"/>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2" fo:font-family="'Noto Sans'" style:font-style-name="Condensed Bold" style:font-family-generic="swiss" style:font-pitch="variable" fo:font-size="20pt" fo:font-style="italic" fo:font-weight="normal"/>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3" fo:font-family="'Noto Serif'" style:font-style-name="Regular" style:font-family-generic="roman" style:font-pitch="variable" fo:font-size="12pt" fo:language="en" fo:country="US"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next-style-name="Body_20_Text_20_First_20_Indent" style:master-page-name="">
      <style:paragraph-properties fo:margin-top="0in" fo:margin-bottom="0in" style:contextual-spacing="false" fo:text-align="justify" style:justify-single-word="false" fo:hyphenation-ladder-count="no-limit" style:page-number="auto"/>
      <style:text-properties style:use-window-font-color="true" loext:opacity="0%" style:font-name="Noto Serif3" fo:font-family="'Noto Serif'" style:font-style-name="Regular" style:font-family-generic="roman" style:font-pitch="variable"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Body_20_Text_20_First_20_Indent" style:display-name="Body Text First Indent" style:family="paragraph" style:parent-style-name="Normal" style:master-page-name="">
      <style:paragraph-properties fo:margin-left="0in" fo:margin-right="0in" fo:margin-top="0in" fo:margin-bottom="0in" style:contextual-spacing="false" fo:text-align="justify" style:justify-single-word="false" fo:hyphenation-ladder-count="no-limit" fo:text-indent="0.2598in" style:auto-text-indent="false" style:page-number="auto"/>
      <style:text-properties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1" fo:font-family="'Noto Sans'" style:font-style-name="Italic" style:font-family-generic="swiss" style:font-pitch="variable" fo:font-size="14pt" fo:font-style="italic" fo:font-weight="bold" officeooo:rsid="00354481"/>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4" fo:font-family="'Noto Sans'" style:font-style-name="Bold" style:font-family-generic="swiss" style:font-pitch="variable" fo:font-size="24pt" fo:language="en" fo:country="US" fo:font-weight="bold" style:font-name-complex="Helvetica2" style:font-family-complex="Helvetica" style:font-style-name-complex="Regular" style:font-family-generic-complex="swiss" style:font-pitch-complex="variable" fo:hyphenate="true" fo:hyphenation-remain-char-count="2" fo:hyphenation-push-char-count="2" loext:hyphenation-no-caps="fals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 fo:font-family="'Noto Sans'" style:font-style-name="Light" style:font-family-generic="swiss" style:font-pitch="variable" fo:language="en" fo:country="US" fo:font-weight="250" style:font-name-complex="Helvetica2" style:font-family-complex="Helvetica" style:font-style-name-complex="Regular" style:font-family-generic-complex="swiss" style:font-pitch-complex="variable" fo:hyphenate="true" fo:hyphenation-remain-char-count="2" fo:hyphenation-push-char-count="2" loext:hyphenation-no-caps="false"/>
    </style:style>
    <style:style style:name="Body_20_Text_20_No_20_Spell" style:display-name="Body Text No Spell" style:family="paragraph" style:parent-style-name="Normal">
      <style:text-properties fo:language="zxx" fo:country="none" style:language-complex="zxx" style:country-complex="none"/>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3" fo:font-family="'Noto Sans'" style:font-style-name="Condensed" style:font-family-generic="swiss" style:font-pitch="variable" fo:font-size="90%" officeooo:rsid="065be7b1" fo:background-color="transparent"/>
    </style:style>
    <style:style style:name="Test1" style:family="paragraph" style:parent-style-name="Body_20_Text_20_San-Serif">
      <loext:graphic-properties draw:fill="solid" draw:fill-color="#ff972f"/>
      <style:paragraph-properties fo:background-color="#ff972f" fo:padding="0.0799in" fo:border="0.51pt solid #000000" style:shadow="#808080 0.0693in 0.0693in"/>
      <style:text-properties fo:background-color="transparent"/>
    </style:style>
    <style:style style:name="Larger_20_Text" style:display-name="Larger Text" style:family="text">
      <style:text-properties style:use-window-font-color="true" loext:opacity="0%" style:font-name="Noto Serif3" fo:font-family="'Noto Serif'" style:font-style-name="Regular" style:font-family-generic="roman" style:font-pitch="variable" fo:font-size="130%" fo:language="en" fo:country="US" fo:font-weight="bold" style:font-name-complex="Noto Serif3" style:font-family-complex="'Noto Serif'" style:font-style-name-complex="Regular" style:font-family-generic-complex="roman" style:font-pitch-complex="variable"/>
    </style:style>
    <style:style style:name="Bullet_20_Symbols" style:display-name="Bullet Symbols" style:family="text">
      <style:text-properties style:font-name="Times New Roman" fo:font-family="'Times New Roman'" style:font-charset="x-symbol"/>
    </style:style>
    <style:style style:name="Warning" style:family="text">
      <style:text-properties fo:color="#c9211e" loext:opacity="100%" style:font-name="Noto Mono1" fo:font-family="'Noto Mono'" style:font-style-name="Bold" style:font-pitch="variable" fo:font-size="12pt" fo:language="en" fo:country="US" fo:font-weight="bold" style:font-weight-asian="bold" style:font-name-complex="Noto Serif3" style:font-family-complex="'Noto Serif'" style:font-style-name-complex="Regular" style:font-family-generic-complex="roman" style:font-pitch-complex="variable" style:font-weight-complex="bold"/>
    </style:style>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Small_20_Caps" style:display-name="Small Caps" style:family="text">
      <style:text-properties fo:font-variant="small-caps" style:use-window-font-color="true" loext:opacity="0%" style:font-name="Noto Serif3" fo:font-family="'Noto Serif'" style:font-style-name="Regular" style:font-family-generic="roman" style:font-pitch="variable" fo:font-size="12pt" fo:language="en" fo:country="US"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Menu-Shortcut" style:family="text">
      <style:text-properties style:font-name="Noto Mono1" fo:font-family="'Noto Mono'" style:font-style-name="Bold" style:font-pitch="variable" fo:font-size="12pt" fo:language="en" fo:country="US" fo:font-weight="bold" style:font-weight-asian="bold" style:font-name-complex="Times New Roman3" style:font-family-complex="'Times New Roman'" style:font-style-name-complex="Regular" style:font-family-generic-complex="roman" style:font-pitch-complex="variable" style:font-weight-complex="bold"/>
    </style:style>
    <style:style style:name="Note" style:family="text">
      <style:text-properties style:use-window-font-color="true" loext:opacity="0%" style:font-name="Noto Mono" fo:font-family="'Noto Mono'" style:font-pitch="variable" fo:font-size="12pt" fo:language="en" fo:country="US" fo:font-style="normal" fo:font-weight="bold" officeooo:rsid="00e74f2c" style:font-style-asian="normal" style:font-weight-asian="bold" style:font-name-complex="Noto Serif3" style:font-family-complex="'Noto Serif'" style:font-style-name-complex="Regular" style:font-family-generic-complex="roman" style:font-pitch-complex="variable" style:font-style-complex="normal" style:font-weight-complex="bold"/>
    </style:style>
    <style:style style:name="Tip" style:family="text">
      <style:text-properties fo:color="#2a6099" loext:opacity="100%" style:font-name="Noto Mono1" fo:font-family="'Noto Mono'" style:font-style-name="Bold" style:font-pitch="variable" fo:font-size="12pt" fo:language="en" fo:country="US" fo:font-weight="bold" style:font-name-complex="Noto Serif3" style:font-family-complex="'Noto Serif'" style:font-style-name-complex="Regular"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Body_20_Recto" style:display-name="Body Recto" style:page-layout-name="Mpm2"/>
    <style:master-page style:name="FM_20_Recto" style:display-name="FM Recto" style:page-layout-name="Mpm2"/>
    <style:master-page style:name="BM_20_Recto" style:display-name="BM Recto"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11-11T14:38:30.940888735</meta:creation-date>
    <dc:date>2020-11-18T14:46:36.194030688</dc:date>
    <dc:creator>David Snow</dc:creator>
    <meta:editing-duration>PT13M37S</meta:editing-duration>
    <meta:editing-cycles>4</meta:editing-cycles>
    <meta:generator>LibreOffice/7.0.2.2$MacOSX_X86_64 LibreOffice_project/8349ace3c3162073abd90d81fd06dcfb6b36b994</meta:generator>
    <meta:document-statistic meta:table-count="0" meta:image-count="0" meta:object-count="0" meta:page-count="4" meta:paragraph-count="54" meta:word-count="589" meta:character-count="4564" meta:non-whitespace-character-count="4025"/>
  </office:meta>
</office:document-meta>
</file>